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T1" style:family="text">
      <style:text-properties style:font-name="Times New Roman1"/>
    </style:style>
    <style:style style:name="T2" style:family="text">
      <style:text-properties style:font-name="Times New Roman"/>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iới thiệu</text:h>
      <text:p text:style-name="Standard">ListStock là một ứng dụng Web minh họa cách thiết kế tầng truy cập dữ liệu (Data Access Layer) hỗ trợ nhiều hệ thống khác nhau (CSDL quan hệ, CSDL của Google App).</text:p>
      <text:p text:style-name="Standard"/>
      <text:h text:style-name="Heading_20_1" text:outline-level="1">Chức năng chính</text:h>
      <text:list xml:id="list1221231481" text:style-name="L1">
        <text:list-item>
          <text:p text:style-name="P1">Tra cứu giá cổ phiếu trên trang <text:a xlink:type="simple" xlink:href="http://www.dvsc.com.vn/">http://www.dvsc.com.vn</text:a> để lưu vào CSDL</text:p>
        </text:list-item>
        <text:list-item>
          <text:p text:style-name="P1">Minh họa cách thiết kế lớp DAO có thể cấu hình để hỗ trợ nhiều dang CSDL khác nhau như Google App, CSDL quan hệ.</text:p>
        </text:list-item>
      </text:list>
      <text:p text:style-name="Standard"/>
      <text:h text:style-name="Heading_20_1" text:outline-level="1">Kỹ thuật</text:h>
      <text:list xml:id="list1869609163" text:style-name="L2">
        <text:list-item>
          <text:p text:style-name="P2">Dùng thư viện WebStockParser (<text:a xlink:type="simple" xlink:href="https://open-ones.googlecode.com/svn/trunk/OOG-Handbook/Samples/WebParser">https://open-ones.googlecode.com/svn/trunk/OOG-Handbook/Samples/WebStockParser</text:a>) để lấy giá cổ phiếu từ trang web Chứng Khoán Đại Việt (<text:a xlink:type="simple" xlink:href="http://www.dvsc.com.vn/">http://www.dvsc.com.vn</text:a>) <text:s/></text:p>
        </text:list-item>
        <text:list-item>
          <text:p text:style-name="P2">Dùng thư viện GAE-Core (<text:a xlink:type="simple" xlink:href="https://open-ones.googlecode.com/svn/trunk/OGate/SourceCode/GAE-Core">https://open-ones.googlecode.com/svn/trunk/OGate/SourceCode/GAE-Core</text:a>) để gọi API lưu dữ liệu vào GAE persistence.</text:p>
        </text:list-item>
      </text:list>
      <text:h text:style-name="Heading_20_1" text:outline-level="1">Mục lục:</text:h>
      <text:list xml:id="list1888157719" text:style-name="L3">
        <text:list-item>
          <text:p text:style-name="P3">Cách tra giá cổ phiếu trên:</text:p>
        </text:list-item>
      </text:list>
      <text:p text:style-name="Standard">Cú pháp: <text:a xlink:type="simple" xlink:href="http://www.dvsc.com.vn/DVSC/User/HistoricalPrice.aspx?code=ABC">http://www.dvsc.com.vn/DVSC/User/HistoricalPrice.aspx?code=ABC</text:a></text:p>
      <text:p text:style-name="Standard">ABC là mã cổ phiếu.</text:p>
      <text:p text:style-name="Standard">(Xem thêm mã nguồn của thư viện <text:s/>WebStockPar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span> Open-Ones Group</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0T22:14:55</meta:creation-date>
    <dc:date>2011-10-21T02:32:50</dc:date>
    <meta:editing-duration>PT3H15M35S</meta:editing-duration>
    <meta:editing-cycles>8</meta:editing-cycles>
    <meta:generator>OpenOffice.org/3.3$Linux OpenOffice.org_project/330m20$Build-9567</meta:generator>
    <meta:document-statistic meta:table-count="0" meta:image-count="0" meta:object-count="0" meta:page-count="1" meta:paragraph-count="14" meta:word-count="141" meta:character-count="903"/>
  </office:meta>
</office:document-meta>
</file>